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d1031" officeooo:paragraph-rsid="000d1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lement a basic driving agent</text:p>
      <text:p text:style-name="P1"/>
      <text:p text:style-name="P1">The car randomly drives. Sometimes it gets positive rewards. But it gets negative rewards most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16:27:06.753000000</meta:creation-date>
    <dc:date>2016-07-18T16:30:59.688000000</dc:date>
    <meta:editing-duration>PT3M57S</meta:editing-duration>
    <meta:editing-cycles>1</meta:editing-cycles>
    <meta:document-statistic meta:table-count="0" meta:image-count="0" meta:object-count="0" meta:page-count="1" meta:paragraph-count="2" meta:word-count="20" meta:character-count="128" meta:non-whitespace-character-count="110"/>
    <meta:generator>LibreOffice/5.0.2.2$Windows_x86 LibreOffice_project/37b43f919e4de5eeaca9b9755ed688758a8251fe</meta:generator>
  </office:meta>
</office:document-meta>
</file>